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o25" style:family="table">
      <style:table-properties style:width="13.928cm" fo:margin-left="-0.199cm" table:align="left" style:writing-mode="lr-tb"/>
    </style:style>
    <style:style style:name="Tablo25.A" style:family="table-column">
      <style:table-column-properties style:column-width="13.928cm"/>
    </style:style>
    <style:style style:name="Tablo25.1" style:family="table-row">
      <style:table-row-properties fo:keep-together="auto"/>
    </style:style>
    <style:style style:name="Tablo2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o26" style:family="table">
      <style:table-properties style:width="9.968cm" fo:margin-left="-0.199cm" table:align="left" style:writing-mode="lr-tb"/>
    </style:style>
    <style:style style:name="Tablo26.A" style:family="table-column">
      <style:table-column-properties style:column-width="9.968cm"/>
    </style:style>
    <style:style style:name="Tablo26.1" style:family="table-row">
      <style:table-row-properties fo:keep-together="auto"/>
    </style:style>
    <style:style style:name="Tablo2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o27" style:family="table">
      <style:table-properties style:width="13.667cm" fo:margin-left="-0.199cm" table:align="left" style:writing-mode="lr-tb"/>
    </style:style>
    <style:style style:name="Tablo27.A" style:family="table-column">
      <style:table-column-properties style:column-width="13.667cm"/>
    </style:style>
    <style:style style:name="Tablo27.1" style:family="table-row">
      <style:table-row-properties fo:keep-together="auto"/>
    </style:style>
    <style:style style:name="Tablo2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o28" style:family="table">
      <style:table-properties style:width="9.86cm" fo:margin-left="-0.199cm" table:align="left" style:writing-mode="lr-tb"/>
    </style:style>
    <style:style style:name="Tablo28.A" style:family="table-column">
      <style:table-column-properties style:column-width="9.86cm"/>
    </style:style>
    <style:style style:name="Tablo28.1" style:family="table-row">
      <style:table-row-properties fo:keep-together="auto"/>
    </style:style>
    <style:style style:name="Tablo2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o29" style:family="table">
      <style:table-properties style:width="14.482cm" fo:margin-left="-0.199cm" table:align="left" style:writing-mode="lr-tb"/>
    </style:style>
    <style:style style:name="Tablo29.A" style:family="table-column">
      <style:table-column-properties style:column-width="14.482cm"/>
    </style:style>
    <style:style style:name="Tablo29.1" style:family="table-row">
      <style:table-row-properties fo:keep-together="auto"/>
    </style:style>
    <style:style style:name="Tablo29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o30" style:family="table">
      <style:table-properties style:width="10.998cm" fo:margin-left="-0.199cm" table:align="left" style:writing-mode="lr-tb"/>
    </style:style>
    <style:style style:name="Tablo30.A" style:family="table-column">
      <style:table-column-properties style:column-width="10.998cm"/>
    </style:style>
    <style:style style:name="Tablo30.1" style:family="table-row">
      <style:table-row-properties fo:keep-together="auto"/>
    </style:style>
    <style:style style:name="Tablo30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o31" style:family="table">
      <style:table-properties style:width="14.385cm" fo:margin-left="-0.199cm" table:align="left" style:writing-mode="lr-tb"/>
    </style:style>
    <style:style style:name="Tablo31.A" style:family="table-column">
      <style:table-column-properties style:column-width="14.385cm"/>
    </style:style>
    <style:style style:name="Tablo31.1" style:family="table-row">
      <style:table-row-properties fo:keep-together="auto"/>
    </style:style>
    <style:style style:name="Tablo3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o32" style:family="table">
      <style:table-properties style:width="7.479cm" fo:margin-left="-0.118cm" table:align="left" style:writing-mode="lr-tb"/>
    </style:style>
    <style:style style:name="Tablo32.A" style:family="table-column">
      <style:table-column-properties style:column-width="2.503cm"/>
    </style:style>
    <style:style style:name="Tablo32.B" style:family="table-column">
      <style:table-column-properties style:column-width="4.976cm"/>
    </style:style>
    <style:style style:name="Tablo32.1" style:family="table-row">
      <style:table-row-properties fo:keep-together="auto"/>
    </style:style>
    <style:style style:name="Tablo32.A1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o32.B1" style:family="table-cell">
      <style:table-cell-properties style:vertical-align="middle" style:border-line-width="0.053cm 0.026cm 0.026cm" fo:padding="0.026cm" fo:border="3pt double #c0c0c0" style:writing-mode="lr-tb"/>
    </style:style>
    <style:style style:name="Tablo33" style:family="table">
      <style:table-properties style:width="15.639cm" fo:margin-left="-0.199cm" table:align="left" style:writing-mode="lr-tb"/>
    </style:style>
    <style:style style:name="Tablo33.A" style:family="table-column">
      <style:table-column-properties style:column-width="15.639cm"/>
    </style:style>
    <style:style style:name="Tablo33.1" style:family="table-row">
      <style:table-row-properties fo:keep-together="auto"/>
    </style:style>
    <style:style style:name="Tablo3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o34" style:family="table">
      <style:table-properties style:width="15.639cm" fo:margin-left="-0.199cm" table:align="left" style:writing-mode="lr-tb"/>
    </style:style>
    <style:style style:name="Tablo34.A" style:family="table-column">
      <style:table-column-properties style:column-width="15.639cm"/>
    </style:style>
    <style:style style:name="Tablo34.1" style:family="table-row">
      <style:table-row-properties fo:keep-together="auto"/>
    </style:style>
    <style:style style:name="Tablo3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o35" style:family="table">
      <style:table-properties style:width="15.639cm" fo:margin-left="-0.199cm" table:align="left" style:writing-mode="lr-tb"/>
    </style:style>
    <style:style style:name="Tablo35.A" style:family="table-column">
      <style:table-column-properties style:column-width="15.639cm"/>
    </style:style>
    <style:style style:name="Tablo35.1" style:family="table-row">
      <style:table-row-properties fo:keep-together="auto"/>
    </style:style>
    <style:style style:name="Tablo3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o36" style:family="table">
      <style:table-properties style:width="15.639cm" fo:margin-left="-0.199cm" table:align="left" style:writing-mode="lr-tb"/>
    </style:style>
    <style:style style:name="Tablo36.A" style:family="table-column">
      <style:table-column-properties style:column-width="15.639cm"/>
    </style:style>
    <style:style style:name="Tablo36.1" style:family="table-row">
      <style:table-row-properties fo:keep-together="auto"/>
    </style:style>
    <style:style style:name="Tablo3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o37" style:family="table">
      <style:table-properties style:width="15.639cm" fo:margin-left="-0.199cm" table:align="left" style:writing-mode="lr-tb"/>
    </style:style>
    <style:style style:name="Tablo37.A" style:family="table-column">
      <style:table-column-properties style:column-width="15.639cm"/>
    </style:style>
    <style:style style:name="Tablo37.1" style:family="table-row">
      <style:table-row-properties fo:keep-together="auto"/>
    </style:style>
    <style:style style:name="Tablo3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o38" style:family="table">
      <style:table-properties style:width="14.249cm" fo:margin-left="-0.199cm" table:align="left" style:writing-mode="lr-tb"/>
    </style:style>
    <style:style style:name="Tablo38.A" style:family="table-column">
      <style:table-column-properties style:column-width="14.249cm"/>
    </style:style>
    <style:style style:name="Tablo38.1" style:family="table-row">
      <style:table-row-properties fo:keep-together="auto"/>
    </style:style>
    <style:style style:name="Tablo3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style:text-autospace="none"/>
      <style:text-properties style:font-name="Arial" fo:font-size="14pt" fo:language="tr" fo:country="TR" officeooo:paragraph-rsid="001cf35d" style:font-size-asian="14pt" style:font-name-complex="Arial" style:font-size-complex="14pt"/>
    </style:style>
    <style:style style:name="P2" style:family="paragraph" style:parent-style-name="Standard" style:list-style-name="WW8Num3">
      <style:paragraph-properties style:text-autospace="none"/>
      <style:text-properties style:font-name="Arial" fo:font-size="14pt" fo:language="tr" fo:country="TR" officeooo:paragraph-rsid="001cf35d" style:font-size-asian="14pt" style:font-name-complex="Arial" style:font-size-complex="14pt"/>
    </style:style>
    <style:style style:name="P3" style:family="paragraph" style:parent-style-name="Standard">
      <style:paragraph-properties style:text-autospace="none"/>
      <style:text-properties style:font-name="Arial" fo:font-size="14pt" fo:language="tr" fo:country="TR" fo:font-weight="bold" officeooo:paragraph-rsid="001cf35d" style:font-size-asian="14pt" style:font-weight-asian="bold" style:font-name-complex="Arial" style:font-size-complex="14pt"/>
    </style:style>
    <style:style style:name="P4" style:family="paragraph" style:parent-style-name="Standard">
      <style:paragraph-properties style:text-autospace="none"/>
      <style:text-properties style:font-name="Arial" fo:font-size="14pt" fo:language="tr" fo:country="TR" officeooo:paragraph-rsid="001cf35d" style:font-name-asian="Arial" style:font-size-asian="14pt" style:font-name-complex="Arial" style:font-size-complex="14pt"/>
    </style:style>
    <style:style style:name="P5" style:family="paragraph" style:parent-style-name="Standard">
      <style:paragraph-properties style:text-autospace="none"/>
      <style:text-properties style:font-name="Arial" fo:font-size="14pt" officeooo:paragraph-rsid="001cf35d" style:font-size-asian="14pt" style:font-name-complex="Arial" style:font-size-complex="14pt"/>
    </style:style>
    <style:style style:name="P6" style:family="paragraph" style:parent-style-name="Standard">
      <style:paragraph-properties style:text-autospace="none"/>
      <style:text-properties style:font-name="Arial" fo:font-size="14pt" officeooo:paragraph-rsid="001cf35d" style:font-name-asian="Arial" style:font-size-asian="14pt" style:font-name-complex="Arial" style:font-size-complex="14pt"/>
    </style:style>
    <style:style style:name="P7" style:family="paragraph" style:parent-style-name="Standard">
      <style:paragraph-properties fo:text-align="center" style:justify-single-word="false" style:text-autospace="none"/>
      <style:text-properties style:font-name="Arial" fo:font-size="16pt" fo:language="tr" fo:country="TR" fo:font-weight="bold" officeooo:paragraph-rsid="001cf35d" style:font-size-asian="16pt" style:font-weight-asian="bold" style:font-name-complex="Arial" style:font-size-complex="16pt"/>
    </style:style>
    <style:style style:name="P8" style:family="paragraph" style:parent-style-name="Standard" style:list-style-name="WW8Num3">
      <style:paragraph-properties style:text-autospace="none"/>
      <style:text-properties officeooo:paragraph-rsid="001cf35d"/>
    </style:style>
    <style:style style:name="P9" style:family="paragraph" style:parent-style-name="Standard">
      <style:paragraph-properties style:text-autospace="none"/>
      <style:text-properties officeooo:paragraph-rsid="001cf35d"/>
    </style:style>
    <style:style style:name="P10" style:family="paragraph" style:parent-style-name="Standard">
      <style:text-properties officeooo:paragraph-rsid="001cf35d"/>
    </style:style>
    <style:style style:name="T1" style:family="text">
      <style:text-properties style:font-name="Arial" fo:font-size="14pt" fo:language="tr" fo:country="TR" style:font-size-asian="14pt" style:font-name-complex="Arial" style:font-size-complex="14pt"/>
    </style:style>
    <style:style style:name="T2" style:family="text">
      <style:text-properties style:font-name="Arial" fo:font-size="14pt" fo:language="tr" fo:country="TR" fo:font-weight="bold" style:font-size-asian="14pt" style:font-weight-asian="bold" style:font-name-complex="Arial" style:font-size-complex="14pt"/>
    </style:style>
    <style:style style:name="T3" style:family="text">
      <style:text-properties style:font-name="Arial" fo:font-size="14pt" fo:language="tr" fo:country="TR" style:font-name-asian="Arial" style:font-size-asian="14pt" style:font-name-complex="Arial" style:font-size-complex="14pt"/>
    </style:style>
    <style:style style:name="T4" style:family="text">
      <style:text-properties style:font-name-asian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>XML Kullanımı</text:p>
      <text:p text:style-name="P1"/>
      <text:list xml:id="list4441448439880277775" text:style-name="WW8Num3">
        <text:list-item>
          <text:p text:style-name="P8"><text:span text:style-name="T1">Öncelikli yapılması gereken </text:span><text:span text:style-name="T2">xalan.jar</text:span><text:span text:style-name="T1"> dosyası library’ye dahil edilmelidir !!!</text:span></text:p>
        </text:list-item>
      </text:list>
      <text:p text:style-name="P1"/>
      <text:list xml:id="list204555469319910" text:continue-numbering="true" text:style-name="WW8Num3">
        <text:list-item>
          <text:p text:style-name="P2">Başka xml uri’leri de var dikkat !!!</text:p>
        </text:list-item>
      </text:list>
      <text:p text:style-name="P1"/>
      <text:p text:style-name="P1"/>
      <text:p text:style-name="P3">ilgili etiketin çağrılması</text:p>
      <text:p text:style-name="P3"/>
      <table:table table:name="Tablo25" table:style-name="Tablo25">
        <table:table-column table:style-name="Tablo25.A"/>
        <table:table-row table:style-name="Tablo25.1">
          <table:table-cell table:style-name="Tablo25.A1" office:value-type="string">
            <text:p text:style-name="P1">&lt;%@taglib uri="http://java.sun.com/jsp/jstl/xml" prefix="x"%&gt;</text:p>
          </table:table-cell>
        </table:table-row>
      </table:table>
      <text:p text:style-name="P1"/>
      <text:p text:style-name="P1"/>
      <text:p text:style-name="P1"/>
      <text:p text:style-name="P3">xml dosyası ile ilişkilendirme</text:p>
      <text:p text:style-name="P3"/>
      <table:table table:name="Tablo26" table:style-name="Tablo26">
        <table:table-column table:style-name="Tablo26.A"/>
        <table:table-row table:style-name="Tablo26.1">
          <table:table-cell table:style-name="Tablo26.A1" office:value-type="string">
            <text:p text:style-name="P9"><text:span text:style-name="T1">&lt;c:import var="comp" url="data.xml"/&gt;</text:span></text:p>
            <text:p text:style-name="P1">&lt;x:parse var="company" xml="${comp}" /&gt;</text:p>
          </table:table-cell>
        </table:table-row>
      </table:table>
      <text:p text:style-name="P1"/>
      <text:p text:style-name="P1"/>
      <text:p text:style-name="P1"/>
      <text:p text:style-name="P3">xml komutlarının işlenmesi</text:p>
      <text:p text:style-name="P3"/>
      <table:table table:name="Tablo27" table:style-name="Tablo27">
        <table:table-column table:style-name="Tablo27.A"/>
        <table:table-row table:style-name="Tablo27.1">
          <table:table-cell table:style-name="Tablo27.A1" office:value-type="string">
            <text:p text:style-name="P1">Satici : &lt;x:out select="$company/order/salesperson"/&gt; &lt;br&gt;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<text:span text:style-name="T2">Örnekler</text:span></text:p>
      <text:p text:style-name="P3"/>
      <text:p text:style-name="P3">data.xml</text:p>
      <table:table table:name="Tablo28" table:style-name="Tablo28">
        <table:table-column table:style-name="Tablo28.A"/>
        <table:table-row table:style-name="Tablo28.1">
          <table:table-cell table:style-name="Tablo28.A1" office:value-type="string">
            <text:p text:style-name="P1">&lt;?xml version="1.0" encoding="UTF-8"?&gt;</text:p>
            <text:p text:style-name="P1">&lt;order&gt;</text:p>
            <text:p text:style-name="P9"><text:soft-page-break/><text:span text:style-name="T3"><text:s text:c="2"/></text:span><text:span text:style-name="T1">&lt;salesperson&gt;John Doe&lt;/salesperson&gt;</text:span></text:p>
            <text:p text:style-name="P1"><text:span text:style-name="T4"><text:s text:c="2"/></text:span>&lt;item&gt;Production-Class Widget&lt;/item&gt;</text:p>
            <text:p text:style-name="P1"><text:span text:style-name="T4"><text:s text:c="2"/></text:span>&lt;quantity&gt;16&lt;/quantity&gt;</text:p>
            <text:p text:style-name="P1"><text:span text:style-name="T4"><text:s text:c="2"/></text:span>&lt;date&gt;</text:p>
            <text:p text:style-name="P1"><text:span text:style-name="T4"><text:s text:c="4"/></text:span>&lt;month&gt;1&lt;/month&gt;</text:p>
            <text:p text:style-name="P1"><text:span text:style-name="T4"><text:s text:c="4"/></text:span>&lt;day&gt;13&lt;/day&gt;</text:p>
            <text:p text:style-name="P1"><text:span text:style-name="T4"><text:s text:c="4"/></text:span>&lt;year&gt;2000&lt;/year&gt;</text:p>
            <text:p text:style-name="P1"><text:span text:style-name="T4"><text:s text:c="2"/></text:span>&lt;/date&gt;</text:p>
            <text:p text:style-name="P1"><text:span text:style-name="T4"><text:s text:c="2"/></text:span>&lt;customer&gt;Sally Finkelstein&lt;/customer&gt;</text:p>
            <text:p text:style-name="P1">&lt;/order&gt;</text:p>
          </table:table-cell>
        </table:table-row>
      </table:table>
      <text:p text:style-name="P3"/>
      <text:p text:style-name="P3">orderXSL.jsp</text:p>
      <table:table table:name="Tablo29" table:style-name="Tablo29">
        <table:table-column table:style-name="Tablo29.A"/>
        <table:table-row table:style-name="Tablo29.1">
          <table:table-cell table:style-name="Tablo29.A1" office:value-type="string">
            <text:p text:style-name="P1">&lt;%@taglib uri="http://java.sun.com/jsp/jstl/core" prefix="c"%&gt; </text:p>
            <text:p text:style-name="P1">&lt;%@taglib uri="http://java.sun.com/jsp/jstl/xml" prefix="x"%&gt;</text:p>
            <text:p text:style-name="P1">.........................................</text:p>
            <text:p text:style-name="P1">.........................................</text:p>
            <text:p text:style-name="P1"><text:span text:style-name="T4"><text:s text:c="3"/></text:span>&lt;c:import var="comp" url="data.xml"/&gt; <text:s text:c="2"/></text:p>
            <text:p text:style-name="P1"><text:span text:style-name="T4"><text:s text:c="3"/></text:span>&lt;x:parse var="company" xml="${comp}" /&gt;</text:p>
            <text:p text:style-name="P4"><text:s text:c="3"/></text:p>
            <text:p text:style-name="P1"><text:span text:style-name="T4"><text:s text:c="6"/></text:span>Satici : &lt;x:out select="$company/order/salesperson"/&gt; &lt;br&gt;</text:p>
            <text:p text:style-name="P1"><text:span text:style-name="T4"><text:s text:c="5"/></text:span>Musteri : <text:s/>&lt;x:out select="$company/order/customer"/&gt; &lt;br&gt;</text:p>
            <text:p text:style-name="P1"><text:span text:style-name="T4"><text:s text:c="5"/></text:span>Urun: <text:s/>&lt;x:out select="$company/order/item"/&gt; &lt;br&gt;</text:p>
            <text:p text:style-name="P1"><text:span text:style-name="T4"><text:s text:c="5"/></text:span>Miktar : <text:s/>&lt;x:out select="$company/order/quantity"/&gt; &lt;br&gt;</text:p>
            <text:p text:style-name="P1"><text:span text:style-name="T4"><text:s text:c="5"/></text:span>Tarih: &lt;x:out select="$company/order/date/day"/&gt;/</text:p>
            <text:p text:style-name="P1"><text:span text:style-name="T4"><text:s text:c="6"/></text:span>&lt;x:out select="$company/order/date/month"/&gt;/</text:p>
            <text:p text:style-name="P1"><text:span text:style-name="T4"><text:s text:c="4"/></text:span>&lt;x:out select="$company/order/date/year"/&gt; &lt;br&gt;</text:p>
          </table:table-cell>
        </table:table-row>
      </table:table>
      <text:p text:style-name="P1"/>
      <text:p text:style-name="P3">Ekran Görüntüsü</text:p>
      <text:p text:style-name="P1"/>
      <text:p text:style-name="P9">Satici : John Doe <text:line-break/>Musteri : Sally Finkelstein <text:line-break/>Urun: Production-Class Widget <text:line-break/>Miktar : 16 <text:line-break/>Tarih: 13/ 1/ 2000</text:p>
      <text:p text:style-name="P1"/>
      <text:p text:style-name="P3">rolodex.xml</text:p>
      <table:table table:name="Tablo30" table:style-name="Tablo30">
        <table:table-column table:style-name="Tablo30.A"/>
        <table:table-row table:style-name="Tablo30.1">
          <table:table-cell table:style-name="Tablo30.A1" office:value-type="string">
            <text:p text:style-name="P1">&lt;rolodex&gt;</text:p>
            <text:p text:style-name="P1"><text:span text:style-name="T4"><text:s/></text:span>&lt;contact&gt;</text:p>
            <text:p text:style-name="P1"><text:span text:style-name="T4"><text:s text:c="2"/></text:span>&lt;firstName&gt;Anna&lt;/firstName&gt;</text:p>
            <text:p text:style-name="P1"><text:span text:style-name="T4"><text:s text:c="2"/></text:span>&lt;lastName&gt;Keeney&lt;/lastName&gt;</text:p>
            <text:p text:style-name="P1"><text:span text:style-name="T4"><text:s text:c="2"/></text:span>&lt;email&gt;anna.keeney@worldlink.net&lt;/email&gt;</text:p>
            <text:p text:style-name="P1"><text:span text:style-name="T4"><text:s text:c="2"/></text:span>&lt;phone type="work"&gt;716-873-9644&lt;/phone&gt;</text:p>
            <text:p text:style-name="P1"><text:span text:style-name="T4"><text:s text:c="2"/></text:span>&lt;phone type="home"&gt;716-834-8772&lt;/phone&gt;</text:p>
            <text:p text:style-name="P1"><text:span text:style-name="T4"><text:s/></text:span>&lt;/contact&gt;</text:p>
            <text:p text:style-name="P1">&lt;/rolodex&gt;</text:p>
          </table:table-cell>
        </table:table-row>
      </table:table>
      <text:p text:style-name="P1"><text:soft-page-break/></text:p>
      <table:table table:name="Tablo31" table:style-name="Tablo31">
        <table:table-column table:style-name="Tablo31.A"/>
        <table:table-row table:style-name="Tablo31.1">
          <table:table-cell table:style-name="Tablo31.A1" office:value-type="string">
            <text:p text:style-name="P5">&lt;%@ taglib uri="http://java.sun.com/jsp/jstl/core" prefix="c" %&gt;</text:p>
            <text:p text:style-name="P5">&lt;%@ taglib uri="http://java.sun.com/jsp/jstl/xml" prefix="x" %&gt;</text:p>
            <text:p text:style-name="P5"><text:span text:style-name="T4">…………………………………</text:span>.</text:p>
            <text:p text:style-name="P6">……………………………………</text:p>
            <text:p text:style-name="P5">&lt;x:parse var="document"&gt;</text:p>
            <text:p text:style-name="P5"><text:span text:style-name="T4"><text:s text:c="10"/></text:span>&lt;c:import <text:s/>url="rolodex.xml"/&gt;</text:p>
            <text:p text:style-name="P5"><text:span text:style-name="T4"><text:s text:c="5"/></text:span>&lt;/x:parse&gt;</text:p>
            <text:p text:style-name="P5"><text:span text:style-name="T4"><text:s text:c="5"/></text:span>&lt;table border=1&gt; <text:s text:c="7"/></text:p>
            <text:p text:style-name="P5"><text:span text:style-name="T4"><text:s text:c="7"/></text:span>&lt;x:forEach select="$document//contact"&gt; <text:s text:c="6"/></text:p>
            <text:p text:style-name="P5"><text:span text:style-name="T4"><text:s text:c="9"/></text:span>&lt;tr&gt;&lt;td&gt;First Name:&lt;/td&gt;</text:p>
            <text:p text:style-name="P5"><text:span text:style-name="T4"><text:s text:c="9"/></text:span>&lt;td&gt;&lt;x:out select="firstName"/&gt;&lt;/td&gt;&lt;/tr&gt;</text:p>
            <text:p text:style-name="P5"><text:span text:style-name="T4"><text:s text:c="9"/></text:span>&lt;tr&gt;&lt;td&gt;Last Name:&lt;/td&gt;</text:p>
            <text:p text:style-name="P5"><text:span text:style-name="T4"><text:s text:c="9"/></text:span>&lt;td&gt;&lt;x:out select="lastName"/&gt;&lt;/td&gt;&lt;/tr&gt;</text:p>
            <text:p text:style-name="P5"><text:span text:style-name="T4"><text:s text:c="9"/></text:span>&lt;tr&gt;&lt;td&gt;Email:&lt;/td&gt;</text:p>
            <text:p text:style-name="P5"><text:span text:style-name="T4"><text:s text:c="9"/></text:span>&lt;td&gt;&lt;x:out select="email"/&gt;&lt;/td&gt;&lt;/tr&gt;</text:p>
            <text:p text:style-name="P5"><text:span text:style-name="T4"><text:s text:c="9"/></text:span>&lt;tr&gt;&lt;td&gt;Work Phone:&lt;/td&gt;</text:p>
            <text:p text:style-name="P5"><text:span text:style-name="T4"><text:s text:c="9"/></text:span>&lt;td&gt;&lt;x:out select="phone[@type='work']"/&gt;&lt;/td&gt;&lt;/tr&gt;</text:p>
            <text:p text:style-name="P5"><text:span text:style-name="T4"><text:s text:c="9"/></text:span>&lt;x:if select="phone[@type='home']"&gt;</text:p>
            <text:p text:style-name="P5"><text:span text:style-name="T4"><text:s text:c="9"/></text:span>&lt;tr&gt;&lt;td&gt;Home Phone:&lt;/td&gt;</text:p>
            <text:p text:style-name="P5"><text:span text:style-name="T4"><text:s text:c="9"/></text:span>&lt;td&gt;&lt;x:out select="phone[@type='home']"/&gt;&lt;/td&gt;</text:p>
            <text:p text:style-name="P5"><text:span text:style-name="T4"><text:s text:c="9"/></text:span>&lt;/x:if&gt;</text:p>
            <text:p text:style-name="P5"><text:span text:style-name="T4"><text:s text:c="7"/></text:span>&lt;/tr&gt;&lt;br&gt;</text:p>
            <text:p text:style-name="P5"><text:span text:style-name="T4"><text:s text:c="7"/></text:span>&lt;/x:forEach&gt; <text:s text:c="5"/></text:p>
            <text:p text:style-name="P5"><text:span text:style-name="T4"><text:s text:c="5"/></text:span>&lt;/table&gt;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3">Ekran Görüntüsü</text:p>
      <text:p text:style-name="P3"/>
      <table:table table:name="Tablo32" table:style-name="Tablo32">
        <table:table-column table:style-name="Tablo32.A"/>
        <table:table-column table:style-name="Tablo32.B"/>
        <table:table-row table:style-name="Tablo32.1">
          <table:table-cell table:style-name="Tablo32.A1" office:value-type="string">
            <text:p text:style-name="P10">First Name:</text:p>
          </table:table-cell>
          <table:table-cell table:style-name="Tablo32.B1" office:value-type="string">
            <text:p text:style-name="P10">Anna</text:p>
          </table:table-cell>
        </table:table-row>
        <table:table-row table:style-name="Tablo32.1">
          <table:table-cell table:style-name="Tablo32.A1" office:value-type="string">
            <text:p text:style-name="P10">Last Name:</text:p>
          </table:table-cell>
          <table:table-cell table:style-name="Tablo32.B1" office:value-type="string">
            <text:p text:style-name="P10">Keeney</text:p>
          </table:table-cell>
        </table:table-row>
        <table:table-row table:style-name="Tablo32.1">
          <table:table-cell table:style-name="Tablo32.A1" office:value-type="string">
            <text:p text:style-name="P10">Email:</text:p>
          </table:table-cell>
          <table:table-cell table:style-name="Tablo32.B1" office:value-type="string">
            <text:p text:style-name="P10">anna.keeney@worldlink.net</text:p>
          </table:table-cell>
        </table:table-row>
        <table:table-row table:style-name="Tablo32.1">
          <table:table-cell table:style-name="Tablo32.A1" office:value-type="string">
            <text:p text:style-name="P10">Work Phone:</text:p>
          </table:table-cell>
          <table:table-cell table:style-name="Tablo32.B1" office:value-type="string">
            <text:p text:style-name="P10">716-873-9644</text:p>
          </table:table-cell>
        </table:table-row>
        <table:table-row table:style-name="Tablo32.1">
          <table:table-cell table:style-name="Tablo32.A1" office:value-type="string">
            <text:p text:style-name="P10">Home Phone:</text:p>
          </table:table-cell>
          <table:table-cell table:style-name="Tablo32.B1" office:value-type="string">
            <text:p text:style-name="P10">716-834-8772<text:line-break/></text:p>
          </table:table-cell>
        </table:table-row>
      </table:table>
      <text:p text:style-name="P1"/>
      <text:p text:style-name="P3">booklist.xml</text:p>
      <table:table table:name="Tablo33" table:style-name="Tablo33">
        <table:table-column table:style-name="Tablo33.A"/>
        <table:table-row table:style-name="Tablo33.1">
          <table:table-cell table:style-name="Tablo33.A1" office:value-type="string">
            <text:p text:style-name="P1">&lt;?xml version="1.0" encoding="UTF-8"?&gt;</text:p>
            <text:p text:style-name="P1">&lt;BOOKLIST&gt;</text:p>
            <text:p text:style-name="P1"><text:span text:style-name="T4"><text:s text:c="3"/></text:span>&lt;ITEM&gt;</text:p>
            <text:p text:style-name="P1"><text:span text:style-name="T4"><text:s text:c="6"/></text:span>&lt;CODE&gt;16-048&lt;/CODE&gt;</text:p>
            <text:p text:style-name="P1"><text:soft-page-break/><text:span text:style-name="T4"><text:s text:c="6"/></text:span>&lt;CATEGORY&gt;Scripting&lt;/CATEGORY&gt;</text:p>
            <text:p text:style-name="P1"><text:span text:style-name="T4"><text:s text:c="6"/></text:span>&lt;RELEASE_DATE&gt;1998-04-21&lt;/RELEASE_DATE&gt;</text:p>
            <text:p text:style-name="P1"><text:span text:style-name="T4"><text:s text:c="6"/></text:span>&lt;TITLE&gt;Instant JavaScript&lt;/TITLE&gt;</text:p>
            <text:p text:style-name="P1"><text:span text:style-name="T4"><text:s text:c="6"/></text:span>&lt;PRICE&gt;$49.34&lt;/PRICE&gt;</text:p>
            <text:p text:style-name="P1"><text:span text:style-name="T4"><text:s text:c="3"/></text:span>&lt;/ITEM&gt;</text:p>
            <text:p text:style-name="P1"><text:span text:style-name="T4"><text:s text:c="3"/></text:span>&lt;ITEM&gt;</text:p>
            <text:p text:style-name="P1"><text:span text:style-name="T4"><text:s text:c="3"/></text:span>&lt;CODE&gt;16-105&lt;/CODE&gt;</text:p>
            <text:p text:style-name="P1"><text:span text:style-name="T4"><text:s text:c="6"/></text:span>&lt;CATEGORY&gt;ASP&lt;/CATEGORY&gt;</text:p>
            <text:p text:style-name="P1"><text:span text:style-name="T4"><text:s text:c="6"/></text:span>&lt;RELEASE_DATE&gt;1998-05-10&lt;/RELEASE_DATE&gt;</text:p>
            <text:p text:style-name="P1"><text:span text:style-name="T4"><text:s text:c="6"/></text:span>&lt;TITLE&gt;Instant Active Server Pages&lt;/TITLE&gt;</text:p>
            <text:p text:style-name="P1"><text:span text:style-name="T4"><text:s text:c="6"/></text:span>&lt;PRICE&gt;$23.45&lt;/PRICE&gt;</text:p>
            <text:p text:style-name="P1"><text:span text:style-name="T4"><text:s text:c="3"/></text:span>&lt;/ITEM&gt;</text:p>
            <text:p text:style-name="P1"><text:span text:style-name="T4"><text:s text:c="3"/></text:span>&lt;ITEM&gt;</text:p>
            <text:p text:style-name="P1"><text:span text:style-name="T4"><text:s text:c="6"/></text:span>&lt;CODE&gt;16-041&lt;/CODE&gt;</text:p>
            <text:p text:style-name="P1"><text:span text:style-name="T4"><text:s text:c="6"/></text:span>&lt;CATEGORY&gt;HTML&lt;/CATEGORY&gt;</text:p>
            <text:p text:style-name="P1"><text:span text:style-name="T4"><text:s text:c="6"/></text:span>&lt;RELEASE_DATE&gt;1998-03-07&lt;/RELEASE_DATE&gt;</text:p>
            <text:p text:style-name="P1"><text:span text:style-name="T4"><text:s text:c="6"/></text:span>&lt;TITLE&gt;Instant HTML&lt;/TITLE&gt;</text:p>
            <text:p text:style-name="P1"><text:span text:style-name="T4"><text:s text:c="6"/></text:span>&lt;PRICE&gt;$34.23&lt;/PRICE&gt;</text:p>
            <text:p text:style-name="P1"><text:span text:style-name="T4"><text:s text:c="3"/></text:span>&lt;/ITEM&gt;</text:p>
            <text:p text:style-name="P1">&lt;/BOOKLIST&gt;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3">booklistXSL.jsp</text:p>
      <table:table table:name="Tablo34" table:style-name="Tablo34">
        <table:table-column table:style-name="Tablo34.A"/>
        <table:table-row table:style-name="Tablo34.1">
          <table:table-cell table:style-name="Tablo34.A1" office:value-type="string">
            <text:p text:style-name="P1">&lt;%@ taglib uri="http://java.sun.com/jsp/jstl/core" prefix="c" %&gt;</text:p>
            <text:p text:style-name="P1">&lt;%@ taglib uri="http://java.sun.com/jsp/jstl/xml" prefix="x" %&gt;</text:p>
            <text:p text:style-name="P1"/>
            <text:p text:style-name="P1">.................................................................... <text:s text:c="3"/></text:p>
            <text:p text:style-name="P1"><text:span text:style-name="T4"><text:s text:c="4"/></text:span>&lt;c:import var="books" url="booklist.xml" /&gt;</text:p>
            <text:p text:style-name="P1"/>
            <text:p text:style-name="P1"><text:span text:style-name="T4"><text:s text:c="4"/></text:span>&lt;x:parse var="book" xml="${books}" /&gt;</text:p>
            <text:p text:style-name="P1"/>
            <text:p text:style-name="P1"><text:span text:style-name="T4"><text:s text:c="4"/></text:span>&lt;table border="1"&gt;</text:p>
            <text:p text:style-name="P1"><text:span text:style-name="T4"><text:s text:c="4"/></text:span>&lt;%--</text:p>
            <text:p text:style-name="P1"><text:span text:style-name="T4"><text:s text:c="6"/></text:span>&lt;tr&gt;</text:p>
            <text:p text:style-name="P1"><text:span text:style-name="T4"><text:s text:c="8"/></text:span>&lt;th&gt;First&lt;/th&gt;</text:p>
            <text:p text:style-name="P1"/>
            <text:p text:style-name="P1"><text:span text:style-name="T4"><text:s text:c="8"/></text:span>&lt;th&gt;Last&lt;/th&gt;</text:p>
            <text:p text:style-name="P1"/>
            <text:p text:style-name="P1"><text:span text:style-name="T4"><text:s text:c="8"/></text:span>&lt;th&gt;Points&lt;/th&gt;</text:p>
            <text:p text:style-name="P1"/>
            <text:p text:style-name="P1"><text:span text:style-name="T4"><text:s text:c="8"/></text:span>&lt;th&gt;Letter&lt;/th&gt;</text:p>
            <text:p text:style-name="P1"><text:span text:style-name="T4"><text:s text:c="6"/></text:span>&lt;/tr&gt;</text:p>
            <text:p text:style-name="P1"><text:soft-page-break/>--%&gt;</text:p>
            <text:p text:style-name="P1"><text:span text:style-name="T4"><text:s text:c="6"/></text:span>&lt;x:forEach var="book" select="$book/BOOKLIST/ITEM"&gt;</text:p>
            <text:p text:style-name="P1"><text:span text:style-name="T4"><text:s text:c="8"/></text:span>&lt;tr&gt;</text:p>
            <text:p text:style-name="P1"><text:span text:style-name="T4"><text:s text:c="10"/></text:span>&lt;td&gt;</text:p>
            <text:p text:style-name="P1"><text:span text:style-name="T4"><text:s text:c="12"/></text:span>&lt;x:out select="CODE" /&gt;</text:p>
            <text:p text:style-name="P1"><text:span text:style-name="T4"><text:s text:c="10"/></text:span>&lt;/td&gt;</text:p>
            <text:p text:style-name="P1"/>
            <text:p text:style-name="P1"><text:span text:style-name="T4"><text:s text:c="10"/></text:span>&lt;td&gt;</text:p>
            <text:p text:style-name="P1"><text:span text:style-name="T4"><text:s text:c="12"/></text:span>&lt;x:out select="CATEGORY" /&gt;</text:p>
            <text:p text:style-name="P1"><text:span text:style-name="T4"><text:s text:c="10"/></text:span>&lt;/td&gt;</text:p>
            <text:p text:style-name="P1"/>
            <text:p text:style-name="P1"><text:span text:style-name="T4"><text:s text:c="10"/></text:span>&lt;td&gt;</text:p>
            <text:p text:style-name="P1"><text:span text:style-name="T4"><text:s text:c="12"/></text:span>&lt;x:out select="RELEASE_DATE" /&gt;</text:p>
            <text:p text:style-name="P1"><text:span text:style-name="T4"><text:s text:c="10"/></text:span>&lt;/td&gt;</text:p>
            <text:p text:style-name="P1"/>
            <text:p text:style-name="P1"><text:span text:style-name="T4"><text:s text:c="10"/></text:span>&lt;td&gt;</text:p>
            <text:p text:style-name="P1"><text:span text:style-name="T4"><text:s text:c="12"/></text:span>&lt;x:out select="TITLE" /&gt;</text:p>
            <text:p text:style-name="P1"><text:span text:style-name="T4"><text:s text:c="10"/></text:span>&lt;/td&gt;</text:p>
            <text:p text:style-name="P1"><text:span text:style-name="T4"><text:s text:c="10"/></text:span>&lt;td&gt;</text:p>
            <text:p text:style-name="P1"><text:span text:style-name="T4"><text:s text:c="12"/></text:span>&lt;x:out select="PRICE" /&gt;</text:p>
            <text:p text:style-name="P1"><text:span text:style-name="T4"><text:s text:c="10"/></text:span>&lt;/td&gt;</text:p>
            <text:p text:style-name="P1"><text:span text:style-name="T4"><text:s text:c="8"/></text:span>&lt;/tr&gt;</text:p>
            <text:p text:style-name="P1"><text:span text:style-name="T4"><text:s text:c="6"/></text:span>&lt;/x:forEach&gt;</text:p>
            <text:p text:style-name="P4"><text:s text:c="5"/></text:p>
            <text:p text:style-name="P1"><text:span text:style-name="T4"><text:s text:c="4"/></text:span>&lt;/table&gt;</text:p>
            <text:p text:style-name="P1"/>
          </table:table-cell>
        </table:table-row>
      </table:table>
      <text:p text:style-name="P1"/>
      <text:p text:style-name="P1"/>
      <text:p text:style-name="P3">ogrenciKayit.xml</text:p>
      <table:table table:name="Tablo35" table:style-name="Tablo35">
        <table:table-column table:style-name="Tablo35.A"/>
        <table:table-row table:style-name="Tablo35.1">
          <table:table-cell table:style-name="Tablo35.A1" office:value-type="string">
            <text:p text:style-name="P1">&lt;?xml version="1.0" encoding="UTF-8"?&gt;</text:p>
            <text:p text:style-name="P1"/>
            <text:p text:style-name="P1">&lt;ogrenci-kayit&gt;</text:p>
            <text:p text:style-name="P1"><text:tab/>&lt;ogrenci no="12"&gt;</text:p>
            <text:p text:style-name="P1"><text:tab/><text:tab/>&lt;ad&gt;Ahmet&lt;/ad&gt;</text:p>
            <text:p text:style-name="P1"><text:tab/><text:tab/>&lt;soyad&gt;Akar&lt;/soyad&gt;</text:p>
            <text:p text:style-name="P1"><text:tab/><text:tab/>&lt;dogTar&gt;12-03-1987&lt;/dogTar&gt;</text:p>
            <text:p text:style-name="P1"><text:tab/><text:tab/>&lt;dogYer&gt;Bursa&lt;/dogYer&gt;</text:p>
            <text:p text:style-name="P1"><text:tab/><text:tab/>&lt;veliAd&gt;Kemal <text:s text:c="2"/>&lt;/veliAd&gt;</text:p>
            <text:p text:style-name="P1"><text:tab/><text:tab/>&lt;sinif&gt;4-C&lt;/sinif&gt;</text:p>
            <text:p text:style-name="P1"><text:tab/>&lt;/ogrenci&gt;</text:p>
            <text:p text:style-name="P1"><text:tab/>&lt;ogrenci no="2"&gt;</text:p>
            <text:p text:style-name="P1"><text:tab/><text:tab/>&lt;ad&gt;Mehmet&lt;/ad&gt;</text:p>
            <text:p text:style-name="P1"><text:tab/><text:tab/>&lt;soyad&gt;Bakan&lt;/soyad&gt;</text:p>
            <text:p text:style-name="P1"><text:tab/><text:tab/>&lt;dogTar&gt;10-06-1988&lt;/dogTar&gt;</text:p>
            <text:p text:style-name="P1"><text:tab/><text:tab/>&lt;dogYer&gt;Bolu&lt;/dogYer&gt;</text:p>
            <text:p text:style-name="P1"><text:soft-page-break/><text:tab/><text:tab/>&lt;veliAd&gt;Bekir&lt;/veliAd&gt;</text:p>
            <text:p text:style-name="P1"><text:tab/><text:tab/>&lt;sinif&gt;3-C&lt;/sinif&gt;</text:p>
            <text:p text:style-name="P1"><text:tab/>&lt;/ogrenci&gt;</text:p>
            <text:p text:style-name="P1"><text:tab/>&lt;ogrenci no="3"&gt;</text:p>
            <text:p text:style-name="P1"><text:tab/><text:tab/>&lt;ad&gt;Veli&lt;/ad&gt;</text:p>
            <text:p text:style-name="P1"><text:tab/><text:tab/>&lt;soyad&gt;Cosar&lt;/soyad&gt;</text:p>
            <text:p text:style-name="P1"><text:tab/><text:tab/>&lt;dogTar&gt;08-06-1985&lt;/dogTar&gt;</text:p>
            <text:p text:style-name="P1"><text:tab/><text:tab/>&lt;dogYer&gt;Istanbul&lt;/dogYer&gt;</text:p>
            <text:p text:style-name="P1"><text:tab/><text:tab/>&lt;veliAd&gt;Nazim&lt;/veliAd&gt;</text:p>
            <text:p text:style-name="P1"><text:tab/><text:tab/>&lt;sinif&gt;6-A&lt;/sinif&gt;</text:p>
            <text:p text:style-name="P1"><text:tab/>&lt;/ogrenci&gt;</text:p>
            <text:p text:style-name="P1"><text:tab/>&lt;ogrenci no="4"&gt;</text:p>
            <text:p text:style-name="P1"><text:tab/><text:tab/>&lt;ad&gt;Mine&lt;/ad&gt;</text:p>
            <text:p text:style-name="P1"><text:tab/><text:tab/>&lt;soyad&gt;Oztorun&lt;/soyad&gt;</text:p>
            <text:p text:style-name="P1"><text:tab/><text:tab/>&lt;dogTar&gt;10-03-1986&lt;/dogTar&gt;</text:p>
            <text:p text:style-name="P1"><text:tab/><text:tab/>&lt;dogYer&gt;Ankara&lt;/dogYer&gt;</text:p>
            <text:p text:style-name="P1"><text:tab/><text:tab/>&lt;veliAd&gt;Ayse&lt;/veliAd&gt;</text:p>
            <text:p text:style-name="P1"><text:tab/><text:tab/>&lt;sinif&gt;5-B&lt;/sinif&gt;</text:p>
            <text:p text:style-name="P1"><text:tab/>&lt;/ogrenci&gt;</text:p>
            <text:p text:style-name="P1"><text:span text:style-name="T4"><text:s text:c="8"/></text:span>&lt;ogrenci no="5"&gt;</text:p>
            <text:p text:style-name="P1"><text:tab/><text:tab/>&lt;ad&gt;Mine&lt;/ad&gt;</text:p>
            <text:p text:style-name="P1"><text:tab/><text:tab/>&lt;soyad&gt;Kaya&lt;/soyad&gt;</text:p>
            <text:p text:style-name="P1"><text:tab/><text:tab/>&lt;dogTar&gt;13-03-1987&lt;/dogTar&gt;</text:p>
            <text:p text:style-name="P1"><text:tab/><text:tab/>&lt;dogYer&gt;Bursa&lt;/dogYer&gt;</text:p>
            <text:p text:style-name="P1"><text:tab/><text:tab/>&lt;veliAd&gt;Fatma&lt;/veliAd&gt;</text:p>
            <text:p text:style-name="P1"><text:tab/><text:tab/>&lt;sinif&gt;4-B&lt;/sinif&gt;</text:p>
            <text:p text:style-name="P1"><text:tab/>&lt;/ogrenci&gt;</text:p>
            <text:p text:style-name="P1"><text:span text:style-name="T4"><text:s text:c="8"/></text:span>&lt;ogrenci no="6"&gt;</text:p>
            <text:p text:style-name="P1"><text:tab/><text:tab/>&lt;ad&gt;Hakan&lt;/ad&gt;</text:p>
            <text:p text:style-name="P1"><text:tab/><text:tab/>&lt;soyad&gt;Kisa&lt;/soyad&gt;</text:p>
            <text:p text:style-name="P1"><text:tab/><text:tab/>&lt;dogTar&gt;08-06-1981&lt;/dogTar&gt;</text:p>
            <text:p text:style-name="P1"><text:tab/><text:tab/>&lt;dogYer&gt;Istanbul&lt;/dogYer&gt;</text:p>
            <text:p text:style-name="P1"><text:tab/><text:tab/>&lt;veliAd&gt;Burak&lt;/veliAd&gt;</text:p>
            <text:p text:style-name="P1"><text:tab/><text:tab/>&lt;sinif&gt;8-A&lt;/sinif&gt;</text:p>
            <text:p text:style-name="P1"><text:tab/>&lt;/ogrenci&gt;</text:p>
            <text:p text:style-name="P1">&lt;/ogrenci-kayit&gt;</text:p>
          </table:table-cell>
        </table:table-row>
      </table:table>
      <text:p text:style-name="P1"/>
      <text:p text:style-name="P1"/>
      <text:p text:style-name="P3">ogrenciKayitXSL.jsp</text:p>
      <table:table table:name="Tablo36" table:style-name="Tablo36">
        <table:table-column table:style-name="Tablo36.A"/>
        <table:table-row table:style-name="Tablo36.1">
          <table:table-cell table:style-name="Tablo36.A1" office:value-type="string">
            <text:p text:style-name="P1">&lt;%@ taglib uri="http://java.sun.com/jsp/jstl/core" prefix="c" %&gt;</text:p>
            <text:p text:style-name="P1">&lt;%@ taglib uri="http://java.sun.com/jsp/jstl/xml" prefix="x" %&gt;</text:p>
            <text:p text:style-name="P9"><text:span text:style-name="T3"><text:s text:c="3"/></text:span><text:span text:style-name="T1">...........................</text:span></text:p>
            <text:p text:style-name="P1"><text:span text:style-name="T4"><text:s text:c="4"/></text:span>&lt;c:import var="students" url="ogrenciKayit.xml" /&gt;</text:p>
            <text:p text:style-name="P1"/>
            <text:p text:style-name="P1"><text:span text:style-name="T4"><text:s text:c="4"/></text:span>&lt;x:parse var="student" xml="${students}" /&gt;</text:p>
            <text:p text:style-name="P1"><text:soft-page-break/></text:p>
            <text:p text:style-name="P1"><text:span text:style-name="T4"><text:s text:c="6"/></text:span>&lt;html&gt;</text:p>
            <text:p text:style-name="P1"><text:tab/>&lt;body bgcolor="red"&gt;</text:p>
            <text:p text:style-name="P1"><text:tab/> <text:s text:c="3"/>&lt;table border="1"&gt;</text:p>
            <text:p text:style-name="P1"/>
            <text:p text:style-name="P1">&lt;x:forEach var="student" select="$student/ogrenci-kayit/ogrenci"&gt;</text:p>
            <text:p text:style-name="P1">&lt;tr&gt;</text:p>
            <text:p text:style-name="P1"><text:span text:style-name="T4"><text:s text:c="14"/></text:span>&lt;x:forEach select="*"&gt;</text:p>
            <text:p text:style-name="P1"><text:span text:style-name="T4"><text:s text:c="18"/></text:span>&lt;td&gt;</text:p>
            <text:p text:style-name="P1"><text:span text:style-name="T4"><text:s text:c="22"/></text:span>&lt;x:out select="."/&gt;</text:p>
            <text:p text:style-name="P1"><text:span text:style-name="T4"><text:s text:c="18"/></text:span>&lt;/td&gt;<text:tab/> <text:s text:c="3"/></text:p>
            <text:p text:style-name="P1"><text:span text:style-name="T4"><text:s text:c="14"/></text:span>&lt;/x:forEach&gt;</text:p>
            <text:p text:style-name="P1"><text:span text:style-name="T4"><text:s text:c="10"/></text:span>&lt;/tr&gt;</text:p>
            <text:p text:style-name="P1"><text:span text:style-name="T4"><text:s text:c="2"/></text:span>&lt;/x:forEach&gt;</text:p>
            <text:p text:style-name="P1"><text:span text:style-name="T4"><text:s text:c="4"/></text:span>&lt;/table&gt;</text:p>
            <text:p text:style-name="P1">&lt;/body&gt;</text:p>
            <text:p text:style-name="P1">&lt;/html&gt;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3">people.xml</text:p>
      <table:table table:name="Tablo37" table:style-name="Tablo37">
        <table:table-column table:style-name="Tablo37.A"/>
        <table:table-row table:style-name="Tablo37.1">
          <table:table-cell table:style-name="Tablo37.A1" office:value-type="string">
            <text:p text:style-name="P1">&lt;?xml version="1.0"?&gt;</text:p>
            <text:p text:style-name="P1">&lt;people&gt;</text:p>
            <text:p text:style-name="P1"><text:tab/>&lt;name first="John" middle="Fitzgerald Johansen" last="Doe"/&gt;</text:p>
            <text:p text:style-name="P1"><text:tab/>&lt;name first="Franklin" middle="D." last="Roosevelt"/&gt;</text:p>
            <text:p text:style-name="P1"><text:tab/>&lt;name first="Alfred" middle="E." last="Neuman"/&gt;</text:p>
            <text:p text:style-name="P1"><text:tab/>&lt;name first="John" middle="Q." last="Public"/&gt;</text:p>
            <text:p text:style-name="P1"><text:tab/>&lt;name first="Jane" middle="" last="Doe"/&gt;</text:p>
            <text:p text:style-name="P1">&lt;/people&gt;</text:p>
          </table:table-cell>
        </table:table-row>
      </table:table>
      <text:p text:style-name="P1"/>
      <text:p text:style-name="P1"/>
      <text:p text:style-name="P3">people.xsl</text:p>
      <table:table table:name="Tablo38" table:style-name="Tablo38">
        <table:table-column table:style-name="Tablo38.A"/>
        <table:table-row table:style-name="Tablo38.1">
          <table:table-cell table:style-name="Tablo38.A1" office:value-type="string">
            <text:p text:style-name="P1">&lt;%@taglib uri="http://java.sun.com/jsp/jstl/core" prefix="c"%&gt; </text:p>
            <text:p text:style-name="P1">&lt;%@taglib uri="http://java.sun.com/jsp/jstl/xml" prefix="x"%&gt;</text:p>
            <text:p text:style-name="P4"><text:s text:c="6"/></text:p>
            <text:p text:style-name="P1"><text:span text:style-name="T4"><text:s text:c="8"/></text:span>...................</text:p>
            <text:p text:style-name="P1"/>
            <text:p text:style-name="P1"><text:span text:style-name="T4"><text:s text:c="4"/></text:span>&lt;c:import var="peoples" url="people.xml"/&gt;</text:p>
            <text:p text:style-name="P1"><text:span text:style-name="T4"><text:s text:c="4"/></text:span>&lt;x:parse var="peopl" xml="${peoples}"/&gt;</text:p>
            <text:p text:style-name="P1"><text:span text:style-name="T4"><text:s text:c="5"/></text:span>&lt;x:forEach var="peopl" select="$peopl/people/name"&gt;</text:p>
            <text:p text:style-name="P1"><text:span text:style-name="T4"><text:s text:c="9"/></text:span>&lt;x:forEach select="@*"&gt;</text:p>
            <text:p text:style-name="P1"><text:span text:style-name="T4"><text:s text:c="13"/></text:span>&lt;x:out select="."/&gt; &lt;br&gt;</text:p>
            <text:p text:style-name="P1"><text:soft-page-break/><text:span text:style-name="T4"><text:s text:c="10"/></text:span>&lt;/x:forEach&gt; <text:s/></text:p>
            <text:p text:style-name="P1"><text:span text:style-name="T4"><text:s text:c="2"/></text:span>&lt;p&gt;</text:p>
            <text:p text:style-name="P1"><text:span text:style-name="T4"><text:s text:c="5"/></text:span>&lt;/x:forEach&gt;</text:p>
            <text:p text:style-name="P1"/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WW8Num3z0" style:family="text">
      <style:text-properties style:font-name="Symbol" fo:font-size="14pt" fo:language="tr" fo:country="TR" style:font-size-asian="14pt" style:font-name-complex="Symbol" style:font-size-complex="14pt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tac </meta:initial-creator>
    <meta:creation-date>2014-04-14T20:45:33.823700148</meta:creation-date>
    <dc:date>2014-04-14T20:45:53.796671598</dc:date>
    <dc:creator>sertac </dc:creator>
    <meta:editing-duration>P0D</meta:editing-duration>
    <meta:editing-cycles>1</meta:editing-cycles>
    <meta:document-statistic meta:table-count="14" meta:image-count="0" meta:object-count="0" meta:page-count="8" meta:paragraph-count="242" meta:word-count="449" meta:character-count="6674" meta:non-whitespace-character-count="5528"/>
    <meta:generator>LibreOffice/4.1.2.3$Linux_X86_64 LibreOffice_project/410m0$Build-3</meta:generator>
  </office:meta>
</office:document-meta>
</file>